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widows="2" fo:orphans="2" fo:margin-top="0.125in" fo:margin-bottom="0.125in" fo:line-height="123%"/>
      <style:text-properties style:font-name="arial, sans-serif" fo:color="#222222"/>
    </style:style>
    <style:style style:name="P3" style:parent-style-name="Standard" style:family="paragraph">
      <style:paragraph-properties fo:widows="2" fo:orphans="2" fo:margin-top="0.125in" fo:margin-bottom="0.125in" fo:line-height="123%"/>
      <style:text-properties style:font-name="arial, sans-serif" fo:color="#222222"/>
    </style:style>
    <style:style style:name="P4" style:parent-style-name="Standard" style:family="paragraph">
      <style:paragraph-properties fo:widows="2" fo:orphans="2" fo:margin-top="0.125in" fo:margin-bottom="0.125in" fo:line-height="123%"/>
      <style:text-properties style:font-name="arial, sans-serif" fo:color="#222222"/>
    </style:style>
    <style:style style:name="P5" style:parent-style-name="Standard" style:family="paragraph">
      <style:paragraph-properties fo:widows="2" fo:orphans="2" fo:margin-top="0.125in" fo:margin-bottom="0.125in" fo:line-height="123%"/>
      <style:text-properties style:font-name="arial, sans-serif" fo:color="#222222"/>
    </style:style>
    <style:style style:name="P6" style:parent-style-name="Standard" style:family="paragraph">
      <style:paragraph-properties fo:widows="2" fo:orphans="2" fo:line-height="123%"/>
      <style:text-properties style:font-name="arial, sans-serif" fo:color="#222222"/>
    </style:style>
  </office:automatic-styles>
  <office:body>
    <office:text text:use-soft-page-breaks="true">
      <text:p text:style-name="P1"><text:tab/>Paroles GALWAY GIRL</text:p>
      <text:p text:style-name="Standard"/>
      <text:p text:style-name="Standard"/>
      <text:p text:style-name="Standard">INTRO -</text:p>
      <text:p text:style-name="Standard"/>
      <text:p text:style-name="P2">Well, I took a stroll on the old long walk<text:line-break/>Of a day -I-ay-I-ay<text:line-break/>I met a girl and we stopped to talk<text:line-break/>Of a fine soft day -I-ay-I-ay<text:line-break/>Let me ask you,<text:s/>friend, what's a fella to do<text:line-break/>'Cause her hair was black and her eyes were blue<text:line-break/>And I knew right then I'd be takin' a whirl<text:line-break/>'Round the Salthill Prom with a Galway girl</text:p>
      <text:p text:style-name="P3">INTRO</text:p>
      <text:p text:style-name="P4">We were halfway there when the rain came down<text:line-break/>Of a day -I-ay-I-ay<text:line-break/>She asked me up to<text:s/>her flat downtown<text:line-break/>Of a fine soft day -I-ay-I-ay<text:line-break/>Let me ask you, friend, what's a fella to do<text:line-break/>'Cause her hair was black and her eyes were blue<text:line-break/>So I took her hand and I gave her a twirl<text:line-break/>And I lost my heart to a Galway girl</text:p>
      <text:p text:style-name="P5">INTRO x 2</text:p>
      <text:p text:style-name="P6">And when I woke up I was all alone<text:line-break/>I had a broken heart and a ticket home<text:line-break/>Let me ask you now, tell me what would you do<text:line-break/>If her hair was black and her eyes were blue<text:line-break/>Cause I've traveled around I've been all over this world<text:line-break/>Boys, I ain't never seen nothin' like a Galway girl<text:line-break/>I ain't never seen nothin' like a Galway girl<text:line-break/>Oh boys, I ain't never seen nothin' like a Galway girl</text:p>
      <text:p text:style-name="Standard"/>
      <text:p text:style-name="Standard">INTRO x 2</text:p>
      <text:p text:style-name="Standard">+ Intro en Do x 2</text:p>
      <text:p text:style-name="Standard"/>
      <text:p text:style-name="Standard">FIN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.santrot</dc:creator>
    <meta:creation-date>2009-04-16T11:32:00Z</meta:creation-date>
    <dc:date>2019-01-12T20:23:00Z</dc:date>
    <meta:template xlink:href="Normal.dotm" xlink:type="simple"/>
    <meta:editing-cycles>4</meta:editing-cycles>
    <meta:editing-duration>PT1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65" meta:character-count="1073" meta:row-count="7" meta:non-whitespace-character-count="910"/>
  </office:meta>
</office:document-meta>
</file>